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automatic-styles>
    <style:style style:name="P1" style:family="paragraph" style:parent-style-name="Standard">
      <style:text-properties officeooo:rsid="0009d22e" officeooo:paragraph-rsid="0009d22e"/>
    </style:style>
    <style:style style:name="P2" style:family="paragraph" style:parent-style-name="Standard">
      <style:text-properties officeooo:rsid="0009d22e" officeooo:paragraph-rsid="000bb010"/>
    </style:style>
    <style:style style:name="P3" style:family="paragraph" style:parent-style-name="Standard">
      <style:text-properties officeooo:rsid="0009d22e" officeooo:paragraph-rsid="000ca74b"/>
    </style:style>
    <style:style style:name="P4" style:family="paragraph" style:parent-style-name="Standard">
      <style:text-properties officeooo:rsid="0009d22e" officeooo:paragraph-rsid="000f8360"/>
    </style:style>
    <style:style style:name="P5" style:family="paragraph" style:parent-style-name="Standard">
      <style:text-properties officeooo:rsid="0009d22e" officeooo:paragraph-rsid="001144e7"/>
    </style:style>
    <style:style style:name="P6" style:family="paragraph" style:parent-style-name="Standard">
      <style:text-properties officeooo:rsid="0011b832" officeooo:paragraph-rsid="0011b832"/>
    </style:style>
    <style:style style:name="P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09d22e" officeooo:paragraph-rsid="000ca7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e 1]</text:p>
      <text:p text:style-name="P1"/>
      <text:p text:style-name="P1">①</text:p>
      <text:p text:style-name="P1">社員証を拾ってくれたタクシー会社に、忘れ物の連絡や取り置き等の手間を取らせてしまう。</text:p>
      <text:p text:style-name="P1">また仮ID発行や入館に関する手続きでビルの守衛の方の作業が増えてしまう。</text:p>
      <text:p text:style-name="P1"/>
      <text:p text:style-name="P2">②</text:p>
      <text:p text:style-name="P2">会社が管理しているお客様の情報が漏洩・悪用等のリスクにさらされることにより、会社としての信用が損なわれる。なくした本人の信用も下がる。</text:p>
      <text:p text:style-name="P1"/>
      <text:p text:style-name="P1">③</text:p>
      <text:p text:style-name="P1">服のポケットや首のストラップなど、しまう場所・携帯する箇所を決めておき、こまめに確認することで置き忘れ、しまった場所忘れを予防できる。（家の鍵はジャケットの右前ポケット、重要書類は左内ポケットなど）</text:p>
      <text:p text:style-name="P1"/>
      <text:p text:style-name="P3">④実行力（防止策を確実に実行する）、課題発見力（忘れ物のタイミング、状況を把握しておいて、そ</text:p>
      <text:p text:style-name="P3">こを潰していく)</text:p>
      <text:p text:style-name="P7"/>
      <text:p text:style-name="P3"/>
      <text:p text:style-name="P3">[case 2]</text:p>
      <text:p text:style-name="P3"/>
      <text:p text:style-name="P3">①</text:p>
      <text:p text:style-name="P3">公共の場はいろいろな人々がそれぞれの理由で集まったり通り過ぎたりする場であるため、占有や通行の妨害は社会活動の妨げになる。また大声で話すと近隣住民の生活にも影響を及ぼす。またコロナウイルス拡散防止の観点から、集団での寄進距離での会話は避けるべきである。</text:p>
      <text:p text:style-name="P3"/>
      <text:p text:style-name="P3">②</text:p>
      <text:p text:style-name="P3">研修施設近辺での出来事であることから、会社の評判にも影響がある。また自社だけでなく、他社にも悪評の影響が出てしまう。コロナウイルス感染防止の観点から、「3つの密」は意識して避けるべきであると考えられる。</text:p>
      <text:p text:style-name="P3"/>
      <text:p text:style-name="P4">③</text:p>
      <text:p text:style-name="P5">社会人としての立ち振る舞い(周囲の状況を見て迷惑をかけない行動)を心がけておく。</text:p>
      <text:p text:style-name="P5"/>
      <text:p text:style-name="P4"/>
      <text:p text:style-name="P4">④</text:p>
      <text:p text:style-name="P5">働きかけ力(周囲にも呼びかけて社会人のふさわしい行動を取ること)、実行力(3つの密を避けるために必要な行動を取ること)、状況把握力(いますべきこと、すべきでないことを感じ取ること)</text:p>
      <text:p text:style-name="P5"/>
      <text:p text:style-name="P5"/>
      <text:p text:style-name="P5">[case 3]</text:p>
      <text:p text:style-name="P5"/>
      <text:p text:style-name="P5">①</text:p>
      <text:p text:style-name="P5">Bさんに仕事を任せた人の信用までもが損なわれる。また約束の相手にも迷惑をかけてしまっているため、</text:p>
      <text:p text:style-name="P5">②</text:p>
      <text:p text:style-name="P5">③</text:p>
      <text:p text:style-name="P6">④</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JP"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09:29:31.258470489</meta:creation-date>
    <dc:date>2020-04-20T14:38:38.757596850</dc:date>
    <meta:editing-duration>PT50M34S</meta:editing-duration>
    <meta:editing-cycles>2</meta:editing-cycles>
    <meta:generator>LibreOffice/6.0.7.3$Linux_X86_64 LibreOffice_project/00m0$Build-3</meta:generator>
    <meta:document-statistic meta:table-count="0" meta:image-count="0" meta:object-count="0" meta:page-count="1" meta:paragraph-count="25" meta:word-count="718" meta:character-count="738" meta:non-whitespace-character-count="735"/>
  </office:meta>
</office:document-meta>
</file>